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onnées wi0d3_idiots</text:h>
      <text:h text:outline-level="2" text:style-name="Heading_2" text:is-list-header="true">Structure de la table user_story</text:h>
      <table:table table:name="user_story_structure">
        <table:table-column table:number-columns-repeated="7"/>
        <table:table-row>
          <table:table-cell office:value-type="string">
            <text:p>Colonne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Valeur par défaut</text:p>
          </table:table-cell>
          <table:table-cell office:value-type="string">
            <text:p>Est relié à</text:p>
          </table:table-cell>
          <table:table-cell office:value-type="string">
            <text:p>Commentaires</text:p>
          </table:table-cell>
          <table:table-cell office:value-type="string">
            <text:p>Type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ickname</text:p>
          </table:table-cell>
          <table:table-cell office:value-type="string">
            <text:p>varchar(20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tory</text:p>
          </table:table-cell>
          <table:table-cell office:value-type="string">
            <text:p>text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_perso</text:p>
          </table:table-cell>
          <table:table-cell office:value-type="string">
            <text:p>int(11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échargement des données de la table user_story</text:h>
      <table:table table:name="user_story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nickname</text:p>
          </table:table-cell>
          <table:table-cell office:value-type="string">
            <text:p>story</text:p>
          </table:table-cell>
          <table:table-cell office:value-type="string">
            <text:p>id_perso</text:p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>Abdel</text:p>
          </table:table-cell>
          <table:table-cell office:value-type="string">
            <text:p>Because I like trains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>JeanPat</text:p>
          </table:table-cell>
          <table:table-cell office:value-type="string">
            <text:p>Un jour j'ai mangé un tacos sauce ketchup 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>bangala</text:p>
          </table:table-cell>
          <table:table-cell office:value-type="string">
            <text:p>J'ai un gros bangala glacé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>Kadija</text:p>
          </table:table-cell>
          <table:table-cell office:value-type="string">
            <text:p>J'aime pas les panams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>La banane</text:p>
          </table:table-cell>
          <table:table-cell office:value-type="string">
            <text:p>Tema la taille du rat 🐁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>petit dimi</text:p>
          </table:table-cell>
          <table:table-cell office:value-type="string">
            <text:p>J'ai fait la grosse commission dans la baignoire une fois</text:p>
          </table:table-cell>
          <table:table-cell office:value-type="float" office:value="10">
            <text:p>10</text:p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>Caca</text:p>
          </table:table-cell>
          <table:table-cell office:value-type="string">
            <text:p>On a fait caca plus de 60 fois a l’iut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>La POUTRE</text:p>
          </table:table-cell>
          <table:table-cell office:value-type="string">
            <text:p>J'ai mangé DEUX bangala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>Merwan</text:p>
          </table:table-cell>
          <table:table-cell office:value-type="string">
            <text:p>Je m'appelle Merwan et je suis amoureux de moi-même..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>zebi</text:p>
          </table:table-cell>
          <table:table-cell office:value-type="string">
            <text:p>Je crois en les signes astrologiques !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>Who ? </text:p>
          </table:table-cell>
          <table:table-cell office:value-type="string">
            <text:p>I didn't get where to write my name who's the idiot who designed this UI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>Génye </text:p>
          </table:table-cell>
          <table:table-cell office:value-type="string">
            <text:p>J’aime un petit animal qui va toujours courir à gauche à droite avec d’autres petites choses à l’intelligence douteuse 🤨 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>patrikdu77</text:p>
          </table:table-cell>
          <table:table-cell office:value-type="string">
            <text:p>Je bouche les toilettes de l'IUT 3 fois par semaine</text:p>
          </table:table-cell>
          <table:table-cell office:value-type="float" office:value="7">
            <text:p>7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6</meta:generator>
    <meta:initial-creator>phpMyAdmin 4.9.6</meta:initial-creator>
    <meta:creation-date>2021-12-06T14:40:41</meta:creation-date>
  </office:meta>
</office:document-meta>
</file>